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b78" officeooo:paragraph-rsid="000d7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gdsfasdfa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2:41:13.315914664</meta:creation-date>
    <dc:date>2019-07-10T12:41:22.948620665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0.7.3$Linux_X86_64 LibreOffice_project/00m0$Build-3</meta:generator>
  </office:meta>
</office:document-meta>
</file>